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074cm" fo:min-width="0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80808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15cm" draw:marker-end-width="0.515cm" draw:fill="solid" draw:fill-color="#ffff99" draw:textarea-horizontal-align="justify" draw:textarea-vertical-align="middle" draw:auto-grow-height="false" fo:min-height="2.05cm" fo:min-width="3.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15cm" draw:marker-end-width="0.515cm" draw:fill="none" draw:fill-color="#ffff99" draw:textarea-horizontal-align="justify" draw:textarea-vertical-align="middle" draw:auto-grow-height="false" fo:min-height="1.55cm" fo:min-width="0.495cm" fo:padding-top="0.175cm" fo:padding-bottom="0.175cm" fo:padding-left="0.3cm" fo:padding-right="0.3cm"/>
    </style:style>
    <style:style style:name="gr7" style:family="graphic" style:parent-style-name="standard">
      <style:graphic-properties svg:stroke-width="0.05cm" svg:stroke-color="#000000" draw:marker-start-width="0.355cm" draw:marker-end-width="0.355cm" draw:fill="solid" draw:fill-color="#009900" draw:textarea-horizontal-align="justify" draw:textarea-vertical-align="middle" draw:auto-grow-height="false" fo:min-height="0cm" fo:min-width="1.05cm" fo:padding-top="0.15cm" fo:padding-bottom="0.15cm" fo:padding-left="0.275cm" fo:padding-right="0.275cm"/>
    </style:style>
    <style:style style:name="gr8" style:family="graphic" style:parent-style-name="standard">
      <style:graphic-properties svg:stroke-width="0.1cm" svg:stroke-color="#000000" draw:marker-start-width="0.515cm" draw:marker-end-width="0.515cm" draw:fill="none" draw:fill-color="#000000" draw:textarea-horizontal-align="justify" draw:textarea-vertical-align="middle" draw:auto-grow-height="false" fo:min-height="0.09cm" fo:min-width="0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515cm" draw:marker-end-width="0.515cm" draw:fill="solid" draw:fill-color="#ffff99" draw:textarea-horizontal-align="justify" draw:textarea-vertical-align="middle" draw:auto-grow-height="false" fo:min-height="3.65cm" fo:min-width="3.4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515cm" draw:marker-end-width="0.515cm" draw:fill="solid" draw:fill-color="#ffff99" draw:textarea-horizontal-align="justify" draw:textarea-vertical-align="middle" draw:auto-grow-height="false" fo:min-height="3.65cm" fo:min-width="9.2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515cm" draw:marker-end-width="0.515cm" draw:fill="solid" draw:fill-color="#ffff99" draw:textarea-horizontal-align="justify" draw:textarea-vertical-align="middle" draw:auto-grow-height="false" fo:min-height="3.65cm" fo:min-width="4.7cm" fo:padding-top="0.175cm" fo:padding-bottom="0.175cm" fo:padding-left="0.3cm" fo:padding-right="0.3cm"/>
    </style:style>
    <style:style style:name="gr13" style:family="graphic" style:parent-style-name="standard">
      <style:graphic-properties svg:stroke-width="0.05cm" svg:stroke-color="#000000" draw:marker-start-width="0.355cm" draw:marker-end-width="0.355cm" draw:fill="solid" draw:fill-color="#009900" draw:textarea-horizontal-align="justify" draw:textarea-vertical-align="middle" draw:auto-grow-height="false" fo:min-height="0.026cm" fo:min-width="0.95cm" fo:padding-top="0.15cm" fo:padding-bottom="0.15cm" fo:padding-left="0.275cm" fo:padding-right="0.275cm"/>
    </style:style>
    <style:style style:name="gr14" style:family="graphic" style:parent-style-name="standard">
      <style:graphic-properties svg:stroke-width="0.1cm" svg:stroke-color="#808080" draw:marker-start-width="0.35cm" draw:marker-end-width="0.35cm" draw:fill="solid" draw:fill-color="#808080" draw:textarea-horizontal-align="justify" draw:textarea-vertical-align="middle" draw:auto-grow-height="false" fo:min-height="0cm" fo:min-width="1.303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2.75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2.35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marker-start-width="0.35cm" draw:marker-end-width="0.35cm" draw:fill="solid" draw:fill-color="#ccff00" draw:textarea-horizontal-align="justify" draw:textarea-vertical-align="middle" draw:auto-grow-height="false" fo:min-height="1.65cm" fo:min-width="1.6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35cm" draw:marker-end-width="0.35cm" draw:fill="solid" draw:fill-color="#ccff00" draw:textarea-horizontal-align="justify" draw:textarea-vertical-align="middle" draw:auto-grow-height="false" fo:min-height="1.366cm" fo:min-width="2.316cm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666666" draw:marker-start-width="0.35cm" draw:marker-end="Arrow" draw:marker-end-width="0.3cm" draw:fill="none" draw:fill-color="#666666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4.267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1.15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2.845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0000" draw:marker-start-width="0.35cm" draw:marker-end-width="0.35cm" draw:fill="solid" draw:fill-color="#ccff00" draw:textarea-horizontal-align="justify" draw:textarea-vertical-align="middle" draw:auto-grow-height="false" fo:min-height="1.572cm" fo:min-width="0.12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0.712cm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4.978cm" fo:padding-top="0.175cm" fo:padding-bottom="0.175cm" fo:padding-left="0.3cm" fo:padding-right="0.3cm"/>
    </style:style>
    <style:style style:name="gr26" style:family="graphic" style:parent-style-name="objectwithoutfill">
      <style:graphic-properties draw:stroke="dash" draw:stroke-dash="Fine_20_Dashed" svg:stroke-width="0.05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fo:min-height="0.85cm"/>
    </style:style>
    <style:style style:name="gr28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1.423cm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4cm" svg:stroke-color="#808080" draw:marker-start-width="0cm" draw:marker-end="Arrow" draw:marker-end-width="0.6cm" draw:fill="solid" draw:fill-color="#808080" draw:textarea-vertical-align="middle" fo:padding-top="0.325cm" fo:padding-bottom="0.325cm" fo:padding-left="0.45cm" fo:padding-right="0.45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10.15cm" fo:min-width="19.9cm"/>
    </style:style>
    <style:style style:name="gr31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2.134cm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1.75cm" fo:padding-top="0.175cm" fo:padding-bottom="0.175cm" fo:padding-left="0.3cm" fo:padding-right="0.3cm"/>
    </style:style>
    <style:style style:name="gr33" style:family="graphic" style:parent-style-name="standard">
      <style:graphic-properties svg:stroke-width="0.05cm" svg:stroke-color="#000000" draw:marker-start-width="0.355cm" draw:marker-end-width="0.355cm" draw:fill="solid" draw:fill-color="#66ccff" draw:textarea-horizontal-align="justify" draw:textarea-vertical-align="middle" draw:auto-grow-height="false" fo:min-height="2.812cm" fo:min-width="2.562cm" fo:padding-top="0.15cm" fo:padding-bottom="0.15cm" fo:padding-left="0.275cm" fo:padding-right="0.2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80808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99"/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none" draw:fill-color="#ffff99"/>
      <style:paragraph-properties fo:text-align="center"/>
    </style:style>
    <style:style style:name="P7" style:family="paragraph">
      <loext:graphic-properties draw:fill="solid" draw:fill-color="#009900"/>
      <style:paragraph-properties fo:text-align="center"/>
    </style:style>
    <style:style style:name="P8" style:family="paragraph">
      <loext:graphic-properties draw:fill="none" draw:fill-color="#000000"/>
      <style:paragraph-properties fo:text-align="center"/>
    </style:style>
    <style:style style:name="P9" style:family="paragraph">
      <loext:graphic-properties draw:fill="none" draw:fill-color="#ffffff"/>
      <style:paragraph-properties fo:text-align="end"/>
      <style:text-properties fo:color="#000099"/>
    </style:style>
    <style:style style:name="P10" style:family="paragraph">
      <loext:graphic-properties draw:fill="none" draw:fill-color="#ffffff"/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color="#0000cc"/>
    </style:style>
    <style:style style:name="P12" style:family="paragraph">
      <loext:graphic-properties draw:fill="solid" draw:fill-color="#ccff00"/>
      <style:paragraph-properties fo:text-align="center"/>
      <style:text-properties fo:color="#000099"/>
    </style:style>
    <style:style style:name="P13" style:family="paragraph">
      <loext:graphic-properties draw:fill="none" draw:fill-color="#666666"/>
      <style:paragraph-properties fo:text-align="end"/>
      <style:text-properties fo:color="#000099"/>
    </style:style>
    <style:style style:name="P14" style:family="paragraph">
      <loext:graphic-properties draw:fill="none" draw:fill-color="#ffffff"/>
      <style:paragraph-properties fo:text-align="end"/>
      <style:text-properties fo:color="#000099" fo:font-weight="bold" style:font-weight-asian="bold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paragraph-properties fo:text-align="end"/>
      <style:text-properties fo:color="#000099" fo:font-weight="normal" style:font-weight-asian="normal" style:font-weight-complex="normal"/>
    </style:style>
    <style:style style:name="P17" style:family="paragraph">
      <loext:graphic-properties draw:fill="none" draw:fill-color="#ffffff"/>
      <style:paragraph-properties fo:text-align="end"/>
      <style:text-properties fo:color="#000099" fo:font-size="28pt" fo:font-weight="bold" style:font-size-asian="28pt" style:font-weight-asian="bold" style:font-size-complex="28pt" style:font-weight-complex="bold"/>
    </style:style>
    <style:style style:name="P18" style:family="paragraph">
      <loext:graphic-properties draw:fill="none" draw:fill-color="#ffffff"/>
      <style:paragraph-properties fo:text-align="end"/>
      <style:text-properties fo:color="#000099" fo:font-size="36pt" fo:font-weight="bold" style:font-size-asian="36pt" style:font-weight-asian="bold" style:font-size-complex="36pt" style:font-weight-complex="bold"/>
    </style:style>
    <style:style style:name="P19" style:family="paragraph">
      <loext:graphic-properties draw:fill="solid" draw:fill-color="#66ccff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0099"/>
    </style:style>
    <style:style style:name="T3" style:family="text">
      <style:text-properties fo:color="#0000cc"/>
    </style:style>
    <style:style style:name="T4" style:family="text">
      <style:text-properties fo:color="#0000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controls" svg:width="0.6cm" svg:height="0.6cm" svg:x="35.638cm" svg:y="12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controls" svg:width="0.309cm" svg:height="0.291cm" draw:transform="rotate (-0.0406661715714674) translate (35.791cm 12.59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3" draw:text-style-name="P3" draw:layer="controls" svg:width="0.96cm" svg:height="0.9cm" svg:x="35.413cm" svg:y="12.3cm" draw:kind="arc" draw:start-angle="92.32" draw:end-angle="273.5">
            <text:p/>
          </draw:ellipse>
          <draw:ellipse draw:style-name="gr3" draw:text-style-name="P3" draw:layer="controls" svg:width="0.96cm" svg:height="0.9cm" svg:x="38.803cm" svg:y="12.3cm" draw:kind="arc" draw:start-angle="266.45" draw:end-angle="87.71">
            <text:p/>
          </draw:ellipse>
          <draw:line draw:style-name="gr4" draw:text-style-name="P4" draw:layer="controls" svg:x1="35.863cm" svg:y1="12.3cm" svg:x2="39.313cm" svg:y2="12.3cm">
            <text:p/>
          </draw:line>
          <draw:line draw:style-name="gr4" draw:text-style-name="P4" draw:layer="controls" svg:x1="35.938cm" svg:y1="13.2cm" svg:x2="39.238cm" svg:y2="13.2cm">
            <text:p/>
          </draw:line>
          <draw:custom-shape draw:style-name="gr1" draw:text-style-name="P1" draw:layer="controls" svg:width="0.6cm" svg:height="0.6cm" svg:x="38.939cm" svg:y="12.4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controls" svg:width="0.309cm" svg:height="0.291cm" draw:transform="rotate (-0.0406661715714674) translate (39.092cm 12.59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controls" svg:width="0.6cm" svg:height="0.6cm" svg:x="37.289cm" svg:y="12.4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controls" svg:width="0.309cm" svg:height="0.291cm" draw:transform="rotate (-0.0406661715714674) translate (37.442cm 12.59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5" draw:layer="controls" svg:width="4cm" svg:height="2.4cm" svg:x="9.663cm" svg:y="10.4cm">
          <text:p text:style-name="P3"><text:span text:style-name="T1">BAKING</text:span></text:p>
          <text:p text:style-name="P3"><text:span text:style-name="T1">OVEN 1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6" draw:layer="controls" svg:width="1.095cm" svg:height="1.9cm" svg:x="81.85cm" svg:y="10.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3cm" svg:x="81.563cm" svg:y="11.00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2cm" svg:x="81.563cm" svg:y="11.25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2cm" svg:x="81.563cm" svg:y="11.50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3cm" svg:x="81.563cm" svg:y="11.75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3cm" svg:x="81.563cm" svg:y="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8" draw:layer="controls" svg:width="0.732cm" svg:height="0.622cm" svg:x="18.772cm" svg:y="1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controls" svg:x1="19.19cm" svg:y1="12.722cm" svg:x2="19.19cm" svg:y2="13.522cm">
            <text:p/>
          </draw:line>
          <draw:line draw:style-name="gr4" draw:text-style-name="P4" draw:layer="controls" svg:x1="18.877cm" svg:y1="14.5cm" svg:x2="19.191cm" svg:y2="13.522cm">
            <text:p/>
          </draw:line>
          <draw:line draw:style-name="gr4" draw:text-style-name="P4" draw:layer="controls" svg:x1="19.608cm" svg:y1="14.5cm" svg:x2="19.19cm" svg:y2="13.522cm">
            <text:p/>
          </draw:line>
          <draw:line draw:style-name="gr4" draw:text-style-name="P4" draw:layer="controls" svg:x1="18.563cm" svg:y1="13.522cm" svg:x2="19.19cm" svg:y2="12.9cm">
            <text:p/>
          </draw:line>
          <draw:line draw:style-name="gr4" draw:text-style-name="P4" draw:layer="controls" svg:x1="19.922cm" svg:y1="13.344cm" svg:x2="19.19cm" svg:y2="12.9cm">
            <text:p/>
          </draw:line>
        </draw:g>
        <draw:g>
          <draw:custom-shape draw:style-name="gr6" draw:text-style-name="P6" draw:layer="controls" svg:width="1.095cm" svg:height="1.9cm" svg:x="7.55cm" svg:y="9.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3cm" svg:x="7.263cm" svg:y="10.10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2cm" svg:x="7.263cm" svg:y="10.35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2cm" svg:x="7.263cm" svg:y="10.60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3cm" svg:x="7.263cm" svg:y="10.85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3cm" svg:x="7.263cm" svg:y="11.1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5" draw:layer="controls" svg:width="4cm" svg:height="4cm" svg:x="23.463cm" svg:y="10.9cm">
          <text:p text:style-name="P3"><text:span text:style-name="T1">LINE</text:span></text:p>
          <text:p text:style-name="P3"><text:span text:style-name="T1">LOADER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6" draw:layer="controls" svg:width="1.095cm" svg:height="1.9cm" svg:x="21.55cm" svg:y="10.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3cm" svg:x="21.263cm" svg:y="11.00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2cm" svg:x="21.263cm" svg:y="11.25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2cm" svg:x="21.263cm" svg:y="11.50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3cm" svg:x="21.263cm" svg:y="11.75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3cm" svg:x="21.263cm" svg:y="12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5" xml:id="id2" draw:id="id2" draw:layer="controls" svg:width="4cm" svg:height="4cm" svg:x="30.763cm" svg:y="10.9cm">
          <text:p text:style-name="P3"><text:span text:style-name="T1">SCREEN</text:span></text:p>
          <text:p text:style-name="P3"><text:span text:style-name="T1">PRINTER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5" draw:id="id5" draw:layer="controls" svg:width="4cm" svg:height="4cm" svg:x="40.363cm" svg:y="10.9cm">
          <text:p text:style-name="P3"><text:span text:style-name="T1">PICK AND</text:span></text:p>
          <text:p text:style-name="P3"><text:span text:style-name="T1">PLACE</text:span></text:p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controls" svg:width="4cm" svg:height="4cm" svg:x="50.163cm" svg:y="10.9cm">
          <text:p text:style-name="P3"><text:span text:style-name="T1">PICK AND</text:span></text:p>
          <text:p text:style-name="P3"><text:span text:style-name="T1">PLACE</text:span></text:p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controls" svg:width="0.6cm" svg:height="0.6cm" svg:x="54.863cm" svg:y="12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controls" svg:width="0.309cm" svg:height="0.291cm" draw:transform="rotate (-0.0406661715714674) translate (55.016cm 12.5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3" draw:text-style-name="P3" draw:layer="controls" svg:width="0.96cm" svg:height="0.9cm" svg:x="54.713cm" svg:y="12.3cm" draw:kind="arc" draw:start-angle="92.32" draw:end-angle="273.5">
            <text:p/>
          </draw:ellipse>
          <draw:ellipse draw:style-name="gr3" draw:text-style-name="P3" draw:layer="controls" svg:width="0.96cm" svg:height="0.9cm" svg:x="60.628cm" svg:y="12.3cm" draw:kind="arc" draw:start-angle="266.45" draw:end-angle="87.71">
            <text:p/>
          </draw:ellipse>
          <draw:line draw:style-name="gr4" draw:text-style-name="P4" draw:layer="controls" svg:x1="55.088cm" svg:y1="12.3cm" svg:x2="61.238cm" svg:y2="12.3cm">
            <text:p/>
          </draw:line>
          <draw:line draw:style-name="gr4" draw:text-style-name="P4" draw:layer="controls" svg:x1="55.222cm" svg:y1="13.2cm" svg:x2="61.105cm" svg:y2="13.2cm">
            <text:p/>
          </draw:line>
          <draw:custom-shape draw:style-name="gr1" draw:text-style-name="P1" draw:layer="controls" svg:width="0.6cm" svg:height="0.6cm" svg:x="60.764cm" svg:y="12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controls" svg:width="0.309cm" svg:height="0.291cm" draw:transform="rotate (-0.0406661715714674) translate (60.917cm 12.5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controls" svg:width="0.6cm" svg:height="0.6cm" svg:x="56.814cm" svg:y="12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controls" svg:width="0.309cm" svg:height="0.291cm" draw:transform="rotate (-0.0406661715714674) translate (56.967cm 12.5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controls" svg:width="0.6cm" svg:height="0.6cm" svg:x="58.915cm" svg:y="12.4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controls" svg:width="0.309cm" svg:height="0.291cm" draw:transform="rotate (-0.0406661715714674) translate (59.068cm 12.59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5" draw:layer="controls" svg:width="9.8cm" svg:height="4cm" svg:x="62.463cm" svg:y="10.8cm">
          <text:p text:style-name="P3"><text:span text:style-name="T1">REFLOW OVEN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controls" svg:width="5.3cm" svg:height="4cm" svg:x="75.763cm" svg:y="10.8cm">
          <text:p text:style-name="P3"><text:span text:style-name="T1">LINE</text:span></text:p>
          <text:p text:style-name="P3"><text:span text:style-name="T1">DOWNLOADER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1.5cm" svg:height="0.326cm" svg:x="35.788cm" svg:y="11.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1.5cm" svg:height="0.326cm" svg:x="28.463cm" svg:y="11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1.5cm" svg:height="0.326cm" svg:x="37.788cm" svg:y="11.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1.5cm" svg:height="0.326cm" svg:x="54.888cm" svg:y="11.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1.5cm" svg:height="0.326cm" svg:x="57.088cm" svg:y="11.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1.5cm" svg:height="0.326cm" svg:x="54.888cm" svg:y="11.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1.5cm" svg:height="0.326cm" svg:x="59.288cm" svg:y="11.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1.5cm" svg:height="0.326cm" svg:x="72.888cm" svg:y="11.48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controls" svg:width="0.6cm" svg:height="0.6cm" svg:x="45.138cm" svg:y="12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controls" svg:width="0.309cm" svg:height="0.291cm" draw:transform="rotate (-0.0406661715714674) translate (45.291cm 12.6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3" draw:text-style-name="P3" draw:layer="controls" svg:width="0.96cm" svg:height="0.9cm" svg:x="44.913cm" svg:y="12.313cm" draw:kind="arc" draw:start-angle="92.32" draw:end-angle="273.5">
            <text:p/>
          </draw:ellipse>
          <draw:ellipse draw:style-name="gr3" draw:text-style-name="P3" draw:layer="controls" svg:width="0.96cm" svg:height="0.9cm" svg:x="48.303cm" svg:y="12.313cm" draw:kind="arc" draw:start-angle="266.45" draw:end-angle="87.71">
            <text:p/>
          </draw:ellipse>
          <draw:line draw:style-name="gr4" draw:text-style-name="P4" draw:layer="controls" svg:x1="45.363cm" svg:y1="12.313cm" svg:x2="48.813cm" svg:y2="12.313cm">
            <text:p/>
          </draw:line>
          <draw:line draw:style-name="gr4" draw:text-style-name="P4" draw:layer="controls" svg:x1="45.438cm" svg:y1="13.213cm" svg:x2="48.738cm" svg:y2="13.213cm">
            <text:p/>
          </draw:line>
          <draw:custom-shape draw:style-name="gr1" draw:text-style-name="P1" draw:layer="controls" svg:width="0.6cm" svg:height="0.6cm" svg:x="48.439cm" svg:y="12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controls" svg:width="0.309cm" svg:height="0.291cm" draw:transform="rotate (-0.0406661715714674) translate (48.592cm 12.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controls" svg:width="0.6cm" svg:height="0.6cm" svg:x="46.789cm" svg:y="12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controls" svg:width="0.309cm" svg:height="0.291cm" draw:transform="rotate (-0.0406661715714674) translate (46.942cm 12.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7" draw:layer="controls" svg:width="1.5cm" svg:height="0.326cm" svg:x="45.288cm" svg:y="11.49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1.5cm" svg:height="0.326cm" svg:x="47.288cm" svg:y="11.49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controls" svg:width="2.1cm" svg:height="0.7cm" svg:x="21.265cm" svg:y="13.002cm">
          <text:p/>
          <draw:enhanced-geometry svg:viewBox="0 0 21600 21600" draw:text-areas="0 ?f0 ?f5 ?f2" draw:type="right-arrow" draw:modifiers="17282.0561637316 5731.241084165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9" draw:layer="controls" svg:width="3.6cm" svg:height="3.1cm" svg:x="10.163cm" svg:y="7.8cm">
          <draw:text-box>
            <text:p><text:span text:style-name="T2">- temp</text:span></text:p>
            <text:p><text:span text:style-name="T2">- delay</text:span></text:p>
            <text:p><text:span text:style-name="T2">- power</text:span></text:p>
          </draw:text-box>
        </draw:frame>
        <draw:frame draw:style-name="gr15" draw:text-style-name="P9" draw:layer="controls" svg:width="3.6cm" svg:height="3.1cm" svg:x="23.663cm" svg:y="15.6cm">
          <draw:text-box>
            <text:p><text:span text:style-name="T2">- delay</text:span></text:p>
          </draw:text-box>
        </draw:frame>
        <draw:frame draw:style-name="gr15" draw:text-style-name="P10" draw:layer="controls" svg:width="3.6cm" svg:height="3.1cm" svg:x="31.163cm" svg:y="15.6cm">
          <draw:text-box>
            <text:p>-<text:span text:style-name="T2"> delay</text:span></text:p>
            <text:p><text:span text:style-name="T2">- temp</text:span></text:p>
            <text:p><text:span text:style-name="T2">- power</text:span></text:p>
          </draw:text-box>
        </draw:frame>
        <draw:frame draw:style-name="gr16" draw:text-style-name="P9" draw:layer="controls" svg:width="3.6cm" svg:height="2.7cm" svg:x="18.063cm" svg:y="15.4cm">
          <draw:text-box>
            <text:p><text:span text:style-name="T2">- delay</text:span></text:p>
          </draw:text-box>
        </draw:frame>
        <draw:frame draw:style-name="gr15" draw:text-style-name="P11" draw:layer="controls" svg:width="4.6cm" svg:height="3.1cm" svg:x="55.9cm" svg:y="13.718cm">
          <draw:text-box>
            <text:p><text:span text:style-name="T3">- num_stages</text:span></text:p>
            <text:p><text:span text:style-name="T3">- delay </text:span></text:p>
            <text:p><text:span text:style-name="T3">(per- stage)</text:span></text:p>
          </draw:text-box>
        </draw:frame>
        <draw:custom-shape draw:style-name="gr17" draw:text-style-name="P12" xml:id="id1" draw:id="id1" draw:layer="controls" svg:width="2.2cm" svg:height="2cm" svg:x="30.163cm" svg:y="7.8cm">
          <text:p text:style-name="P3"><text:span text:style-name="T4">solde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xml:id="id3" draw:id="id3" draw:layer="controls" svg:width="3.1cm" svg:height="1.9cm" svg:x="33.363cm" svg:y="7.8cm">
          <text:p text:style-name="P3"><text:span text:style-name="T4">adhesiv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3" draw:layer="controls" draw:type="line" svg:x1="31.263cm" svg:y1="9.8cm" svg:x2="32.763cm" svg:y2="10.9cm" draw:start-shape="id1" draw:start-glue-point="2" draw:end-shape="id2" draw:end-glue-point="0" svg:d="M31263 9800l1500 1100" svg:viewBox="0 0 1501 1101">
          <text:p/>
        </draw:connector>
        <draw:connector draw:style-name="gr19" draw:text-style-name="P13" draw:layer="controls" draw:type="line" svg:x1="34.913cm" svg:y1="9.7cm" svg:x2="32.763cm" svg:y2="10.9cm" draw:start-shape="id3" draw:start-glue-point="2" draw:end-shape="id2" svg:d="M34913 9700l-2150 1200" svg:viewBox="0 0 2151 1201">
          <text:p/>
        </draw:connector>
        <draw:custom-shape draw:style-name="gr13" draw:text-style-name="P7" draw:layer="controls" svg:width="1.5cm" svg:height="0.326cm" svg:x="9.263cm" svg:y="26.974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controls" svg:width="7cm" svg:height="4.617cm" svg:x="10.963cm" svg:y="26cm">
          <draw:text-box>
            <text:p>-<text:span text:style-name="T2"> type_ID</text:span></text:p>
            <text:p><text:span text:style-name="T2">- serial_ID</text:span></text:p>
            <text:p><text:span text:style-name="T2"/></text:p>
          </draw:text-box>
        </draw:frame>
        <draw:frame draw:style-name="gr21" draw:text-style-name="P14" draw:layer="controls" svg:width="3.2cm" svg:height="1.5cm" svg:x="9.963cm" svg:y="24.3cm">
          <draw:text-box>
            <text:p><text:span text:style-name="T5">PCB</text:span></text:p>
          </draw:text-box>
        </draw:frame>
        <draw:frame draw:style-name="gr22" draw:text-style-name="P11" draw:layer="controls" svg:width="5.737cm" svg:height="3.195cm" svg:x="40.663cm" svg:y="15.3cm">
          <draw:text-box>
            <text:p><text:span text:style-name="T3">- delay</text:span></text:p>
            <text:p><text:span text:style-name="T3">(per-component)</text:span></text:p>
            <text:p><text:span text:style-name="T3">- power</text:span></text:p>
          </draw:text-box>
        </draw:frame>
        <draw:connector draw:style-name="gr19" draw:text-style-name="P13" draw:layer="controls" draw:type="line" svg:x1="43.364cm" svg:y1="9.876cm" svg:x2="42.363cm" svg:y2="10.9cm" draw:start-shape="id4" draw:start-glue-point="2" draw:end-shape="id5" svg:d="M43364 9876l-1001 1024" svg:viewBox="0 0 1002 1025">
          <text:p/>
        </draw:connector>
        <draw:custom-shape draw:style-name="gr23" draw:text-style-name="P12" xml:id="id4" draw:id="id4" draw:layer="controls" svg:width="0.798cm" svg:height="2cm" svg:x="42.965cm" svg:y="7.87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3" draw:layer="controls" draw:type="line" svg:x1="42.29cm" svg:y1="9.852cm" svg:x2="42.363cm" svg:y2="10.9cm" draw:start-shape="id6" draw:start-glue-point="2" draw:end-shape="id5" draw:end-glue-point="0" svg:d="M42290 9852l73 1048" svg:viewBox="0 0 74 1049">
          <text:p/>
        </draw:connector>
        <draw:custom-shape draw:style-name="gr23" draw:text-style-name="P12" xml:id="id6" draw:id="id6" draw:layer="controls" svg:width="0.798cm" svg:height="2cm" svg:x="41.891cm" svg:y="7.85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3" draw:layer="controls" draw:type="line" svg:x1="41.116cm" svg:y1="9.828cm" svg:x2="42.363cm" svg:y2="10.9cm" draw:start-shape="id7" draw:start-glue-point="2" draw:end-shape="id5" svg:d="M41116 9828l1247 1072" svg:viewBox="0 0 1248 1073">
          <text:p/>
        </draw:connector>
        <draw:custom-shape draw:style-name="gr23" draw:text-style-name="P12" xml:id="id7" draw:id="id7" draw:layer="controls" svg:width="0.798cm" svg:height="2cm" svg:x="40.717cm" svg:y="7.82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9" draw:layer="controls" svg:width="3.8cm" svg:height="1.062cm" svg:x="40.163cm" svg:y="6.5cm">
          <draw:text-box>
            <text:p>Reels</text:p>
          </draw:text-box>
        </draw:frame>
        <draw:frame draw:style-name="gr25" draw:text-style-name="P11" draw:layer="controls" svg:width="7.337cm" svg:height="5.328cm" svg:x="64.463cm" svg:y="15.3cm">
          <draw:text-box>
            <text:p><text:span text:style-name="T3">- num_stages (zones)</text:span></text:p>
            <text:p><text:span text:style-name="T3">- delay (per zone)</text:span></text:p>
            <text:p><text:span text:style-name="T3">- power</text:span></text:p>
            <text:p><text:span text:style-name="T3">- temp</text:span></text:p>
            <text:p><text:span text:style-name="T3"/></text:p>
          </draw:text-box>
        </draw:frame>
        <draw:frame draw:style-name="gr22" draw:text-style-name="P11" draw:layer="controls" svg:width="4.2cm" svg:height="3.195cm" svg:x="76.163cm" svg:y="15.505cm">
          <draw:text-box>
            <text:p><text:span text:style-name="T3">- delay </text:span></text:p>
          </draw:text-box>
        </draw:frame>
        <draw:g>
          <draw:custom-shape draw:style-name="gr8" draw:text-style-name="P8" draw:layer="layout" svg:width="0.732cm" svg:height="0.622cm" svg:x="22.309cm" svg:y="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layout" svg:x1="22.727cm" svg:y1="6.322cm" svg:x2="22.727cm" svg:y2="7.122cm">
            <text:p/>
          </draw:line>
          <draw:line draw:style-name="gr4" draw:text-style-name="P4" draw:layer="layout" svg:x1="22.414cm" svg:y1="8.1cm" svg:x2="22.728cm" svg:y2="7.122cm">
            <text:p/>
          </draw:line>
          <draw:line draw:style-name="gr4" draw:text-style-name="P4" draw:layer="layout" svg:x1="23.145cm" svg:y1="8.1cm" svg:x2="22.727cm" svg:y2="7.122cm">
            <text:p/>
          </draw:line>
          <draw:line draw:style-name="gr4" draw:text-style-name="P4" draw:layer="layout" svg:x1="22.1cm" svg:y1="7.122cm" svg:x2="22.727cm" svg:y2="6.5cm">
            <text:p/>
          </draw:line>
          <draw:line draw:style-name="gr4" draw:text-style-name="P4" draw:layer="layout" svg:x1="23.459cm" svg:y1="6.944cm" svg:x2="22.727cm" svg:y2="6.5cm">
            <text:p/>
          </draw:line>
        </draw:g>
        <draw:path draw:style-name="gr26" draw:text-style-name="P4" draw:layer="layout" svg:width="5.844cm" svg:height="4.708cm" draw:transform="rotate (0.638266907454326) translate (23.6629999960439cm 7.19999999466727cm)" svg:viewBox="0 0 5845 4709" svg:d="M0 0c3860 0 5845 4709 5845 4709">
          <text:p/>
        </draw:path>
        <draw:path draw:style-name="gr26" draw:text-style-name="P4" draw:layer="layout" svg:width="8.308cm" svg:height="5.968cm" draw:transform="skewX (-0.266337243854335) rotate (0.510683339133541) translate (23.463cm 7.25008000000002cm)" svg:viewBox="0 0 8309 5969" svg:d="M0 0c5489 0 8309 5969 8309 5969">
          <text:p/>
        </draw:path>
        <draw:path draw:style-name="gr26" draw:text-style-name="P4" draw:layer="layout" svg:width="11.333cm" svg:height="6.386cm" draw:transform="skewX (-0.595680873705665) rotate (0.366519142918809) translate (23.451cm 7.15008cm)" svg:viewBox="0 0 11334 6387" svg:d="M0 0c7487 1 11334 6387 11334 6387">
          <text:p/>
        </draw:path>
        <draw:connector draw:style-name="gr19" draw:text-style-name="P13" draw:layer="layout" draw:type="line" svg:x1="53.164cm" svg:y1="9.876cm" svg:x2="52.163cm" svg:y2="10.9cm" draw:start-shape="id8" draw:start-glue-point="2" svg:d="M53164 9876l-1001 1024" svg:viewBox="0 0 1002 1025">
          <text:p/>
        </draw:connector>
        <draw:custom-shape draw:style-name="gr23" draw:text-style-name="P12" xml:id="id8" draw:id="id8" draw:layer="layout" svg:width="0.798cm" svg:height="2cm" svg:x="52.765cm" svg:y="7.87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3" draw:layer="layout" draw:type="line" svg:x1="52.09cm" svg:y1="9.852cm" svg:x2="52.163cm" svg:y2="10.9cm" draw:start-shape="id9" draw:start-glue-point="2" svg:d="M52090 9852l73 1048" svg:viewBox="0 0 74 1049">
          <text:p/>
        </draw:connector>
        <draw:custom-shape draw:style-name="gr23" draw:text-style-name="P12" xml:id="id9" draw:id="id9" draw:layer="layout" svg:width="0.798cm" svg:height="2cm" svg:x="51.691cm" svg:y="7.85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3" draw:layer="layout" draw:type="line" svg:x1="50.916cm" svg:y1="9.828cm" svg:x2="52.163cm" svg:y2="10.9cm" draw:start-shape="id10" draw:start-glue-point="2" svg:d="M50916 9828l1247 1072" svg:viewBox="0 0 1248 1073">
          <text:p/>
        </draw:connector>
        <draw:custom-shape draw:style-name="gr23" draw:text-style-name="P12" xml:id="id10" draw:id="id10" draw:layer="layout" svg:width="0.798cm" svg:height="2cm" svg:x="50.517cm" svg:y="7.82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9" draw:layer="layout" svg:width="3.8cm" svg:height="1.062cm" svg:x="49.963cm" svg:y="6.5cm">
          <draw:text-box>
            <text:p>Reels</text:p>
          </draw:text-box>
        </draw:frame>
        <draw:path draw:style-name="gr26" draw:text-style-name="P4" draw:layer="layout" svg:width="17.907cm" svg:height="8.919cm" draw:transform="skewX (-0.718028454270467) rotate (0.316428193386572) translate (23.363cm 7.12cm)" svg:viewBox="0 0 17908 8920" svg:d="M0 0c11829 1 17908 8920 17908 8920">
          <text:p/>
        </draw:path>
        <draw:frame draw:style-name="gr27" draw:text-style-name="P15" draw:layer="layout" svg:width="3.7cm" svg:height="1.1cm" svg:x="27.3cm" svg:y="4.9cm">
          <draw:text-box>
            <text:p>Refill</text:p>
          </draw:text-box>
        </draw:frame>
        <draw:frame draw:style-name="gr20" draw:text-style-name="P10" draw:layer="layout" svg:width="7cm" svg:height="4.617cm" svg:x="20.351cm" svg:y="26.001cm">
          <draw:text-box>
            <text:p>-<text:span text:style-name="T2"> type_ID</text:span></text:p>
            <text:p><text:span text:style-name="T2">- N (num of PCBs in the stack)</text:span></text:p>
            <text:p><text:span text:style-name="T2"/></text:p>
          </draw:text-box>
        </draw:frame>
        <draw:frame draw:style-name="gr28" draw:text-style-name="P14" draw:layer="layout" svg:width="4.212cm" svg:height="1.773cm" svg:x="18.051cm" svg:y="24.427cm">
          <draw:text-box>
            <text:p><text:span text:style-name="T5">PCB_stack</text:span></text:p>
          </draw:text-box>
        </draw:frame>
        <draw:g>
          <draw:custom-shape draw:style-name="gr6" draw:text-style-name="P6" draw:layer="layout" svg:width="1.095cm" svg:height="1.9cm" svg:x="18.75cm" svg:y="26.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6cm" svg:height="0.083cm" svg:x="18.463cm" svg:y="26.90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6cm" svg:height="0.082cm" svg:x="18.463cm" svg:y="27.15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6cm" svg:height="0.082cm" svg:x="18.463cm" svg:y="27.40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6cm" svg:height="0.083cm" svg:x="18.463cm" svg:y="27.65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6cm" svg:height="0.083cm" svg:x="18.463cm" svg:y="27.9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5" draw:layer="layout" svg:width="4cm" svg:height="2.4cm" svg:x="9.663cm" svg:y="14.9cm">
          <text:p text:style-name="P3"><text:span text:style-name="T1">BAKING</text:span></text:p>
          <text:p text:style-name="P3"><text:span text:style-name="T1">OVEN 2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6" draw:layer="layout" svg:width="1.095cm" svg:height="1.9cm" svg:x="7.75cm" svg:y="16.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6cm" svg:height="0.083cm" svg:x="7.463cm" svg:y="16.90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6cm" svg:height="0.082cm" svg:x="7.463cm" svg:y="17.15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6cm" svg:height="0.082cm" svg:x="7.463cm" svg:y="17.40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6cm" svg:height="0.083cm" svg:x="7.463cm" svg:y="17.65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6cm" svg:height="0.083cm" svg:x="7.463cm" svg:y="17.9cm">
            <text:p/>
            <draw:enhanced-geometry svg:viewBox="0 0 21600 21600" draw:type="rectangle" draw:enhanced-path="M 0 0 L 21600 0 21600 21600 0 21600 0 0 Z N"/>
          </draw:custom-shape>
        </draw:g>
        <draw:line draw:style-name="gr29" draw:text-style-name="P2" draw:layer="layout" svg:x1="13.663cm" svg:y1="11.6cm" svg:x2="17.963cm" svg:y2="12.9cm">
          <text:p/>
        </draw:line>
        <draw:line draw:style-name="gr29" draw:text-style-name="P2" draw:layer="layout" svg:x1="13.763cm" svg:y1="16.2cm" svg:x2="17.963cm" svg:y2="14.4cm">
          <text:p/>
        </draw:line>
        <draw:line draw:style-name="gr29" draw:text-style-name="P2" draw:layer="layout" svg:x1="6.9cm" svg:y1="12.3cm" svg:x2="9.363cm" svg:y2="12.3cm">
          <text:p/>
        </draw:line>
        <draw:line draw:style-name="gr29" draw:text-style-name="P2" draw:layer="layout" svg:x1="6.8cm" svg:y1="15.7cm" svg:x2="9.463cm" svg:y2="15.7cm">
          <text:p/>
        </draw:line>
        <draw:custom-shape draw:style-name="gr30" draw:text-style-name="P4" draw:layer="layout" svg:width="20.4cm" svg:height="10.4cm" svg:x="8.263cm" svg:y="22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20.4cm" svg:height="10.4cm" svg:x="30.9cm" svg:y="22.518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7cm" svg:height="4.617cm" svg:x="34.1cm" svg:y="26.101cm">
          <draw:text-box>
            <text:p>-<text:span text:style-name="T2"> width</text:span></text:p>
            <text:p><text:span text:style-name="T2">- height</text:span></text:p>
            <text:p><text:span text:style-name="T2">- num_components</text:span></text:p>
            <text:p><text:span text:style-name="T2">- solder_amount</text:span></text:p>
            <text:p><text:span text:style-name="T2">- adhesive amount</text:span></text:p>
          </draw:text-box>
        </draw:frame>
        <draw:frame draw:style-name="gr31" draw:text-style-name="P14" draw:layer="layout" svg:width="13cm" svg:height="2.484cm" svg:x="33.1cm" svg:y="24.401cm">
          <draw:text-box>
            <text:p><text:span text:style-name="T5">A PCB’s type_ID can be used to infer:</text:span></text:p>
          </draw:text-box>
        </draw:frame>
        <draw:frame draw:style-name="gr28" draw:text-style-name="P16" draw:layer="layout" svg:width="4.063cm" svg:height="1.773cm" svg:x="17.437cm" svg:y="9.845cm">
          <draw:text-box>
            <text:p><text:span text:style-name="T6">HUMAN</text:span></text:p>
            <text:p><text:span text:style-name="T6">LOADER</text:span></text:p>
          </draw:text-box>
        </draw:frame>
        <draw:frame draw:style-name="gr28" draw:text-style-name="P16" draw:layer="layout" svg:width="5.8cm" svg:height="1.773cm" svg:x="56.3cm" svg:y="8.418cm">
          <draw:text-box>
            <text:p><text:span text:style-name="T6">CONVEYOR BELT</text:span></text:p>
          </draw:text-box>
        </draw:frame>
        <draw:line draw:style-name="gr29" draw:text-style-name="P2" draw:layer="layout" svg:x1="89.9cm" svg:y1="12.9cm" svg:x2="94.6cm" svg:y2="12.9cm">
          <text:p/>
        </draw:line>
        <draw:frame draw:style-name="gr32" draw:text-style-name="P17" draw:layer="layout" svg:width="5.8cm" svg:height="2.1cm" svg:x="95.1cm" svg:y="12cm">
          <draw:text-box>
            <text:p><text:span text:style-name="T7">To Testing</text:span></text:p>
          </draw:text-box>
        </draw:frame>
        <draw:frame draw:style-name="gr31" draw:text-style-name="P18" draw:layer="layout" svg:width="16.6cm" svg:height="2.484cm" svg:x="4cm" svg:y="1.727cm">
          <draw:text-box>
            <text:p><text:span text:style-name="T8">SMT Manufacturing line</text:span></text:p>
          </draw:text-box>
        </draw:frame>
        <draw:g>
          <draw:custom-shape draw:style-name="gr1" draw:text-style-name="P1" draw:layer="layout" svg:width="0.6cm" svg:height="0.6cm" svg:x="72.825cm" svg:y="12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09cm" svg:height="0.291cm" draw:transform="rotate (-0.0406661715714674) translate (72.978cm 12.59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3" draw:text-style-name="P3" draw:layer="layout" svg:width="0.96cm" svg:height="0.9cm" svg:x="72.6cm" svg:y="12.3cm" draw:kind="arc" draw:start-angle="92.32" draw:end-angle="273.5">
            <text:p/>
          </draw:ellipse>
          <draw:ellipse draw:style-name="gr3" draw:text-style-name="P3" draw:layer="layout" svg:width="0.96cm" svg:height="0.9cm" svg:x="74.39cm" svg:y="12.3cm" draw:kind="arc" draw:start-angle="266.45" draw:end-angle="87.71">
            <text:p/>
          </draw:ellipse>
          <draw:line draw:style-name="gr4" draw:text-style-name="P4" draw:layer="layout" svg:x1="73.05cm" svg:y1="12.3cm" svg:x2="74.987cm" svg:y2="12.3cm">
            <text:p/>
          </draw:line>
          <draw:line draw:style-name="gr4" draw:text-style-name="P4" draw:layer="layout" svg:x1="73.092cm" svg:y1="13.2cm" svg:x2="74.945cm" svg:y2="13.2cm">
            <text:p/>
          </draw:line>
          <draw:custom-shape draw:style-name="gr1" draw:text-style-name="P1" draw:layer="layout" svg:width="0.6cm" svg:height="0.6cm" svg:x="74.526cm" svg:y="12.4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09cm" svg:height="0.291cm" draw:transform="rotate (-0.0406661715714674) translate (74.679cm 12.59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0.6cm" svg:height="0.6cm" svg:x="27.925cm" svg:y="12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09cm" svg:height="0.291cm" draw:transform="rotate (-0.0406661715714674) translate (28.078cm 12.59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3" draw:text-style-name="P3" draw:layer="layout" svg:width="0.96cm" svg:height="0.9cm" svg:x="27.7cm" svg:y="12.3cm" draw:kind="arc" draw:start-angle="92.32" draw:end-angle="273.5">
            <text:p/>
          </draw:ellipse>
          <draw:ellipse draw:style-name="gr3" draw:text-style-name="P3" draw:layer="layout" svg:width="0.96cm" svg:height="0.9cm" svg:x="29.49cm" svg:y="12.3cm" draw:kind="arc" draw:start-angle="266.45" draw:end-angle="87.71">
            <text:p/>
          </draw:ellipse>
          <draw:line draw:style-name="gr4" draw:text-style-name="P4" draw:layer="layout" svg:x1="28.15cm" svg:y1="12.3cm" svg:x2="30.087cm" svg:y2="12.3cm">
            <text:p/>
          </draw:line>
          <draw:line draw:style-name="gr4" draw:text-style-name="P4" draw:layer="layout" svg:x1="28.192cm" svg:y1="13.2cm" svg:x2="30.045cm" svg:y2="13.2cm">
            <text:p/>
          </draw:line>
          <draw:custom-shape draw:style-name="gr1" draw:text-style-name="P1" draw:layer="layout" svg:width="0.6cm" svg:height="0.6cm" svg:x="29.626cm" svg:y="12.4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09cm" svg:height="0.291cm" draw:transform="rotate (-0.0406661715714674) translate (29.779cm 12.59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8" draw:text-style-name="P16" draw:layer="layout" svg:width="4.063cm" svg:height="1.773cm" svg:x="21.3cm" svg:y="3.3cm">
          <draw:text-box>
            <text:p><text:span text:style-name="T6">HUMAN</text:span></text:p>
            <text:p><text:span text:style-name="T6">REFILLER</text:span></text:p>
          </draw:text-box>
        </draw:frame>
        <draw:line draw:style-name="gr29" draw:text-style-name="P2" draw:layer="layout" svg:x1="81.651cm" svg:y1="13.118cm" svg:x2="84.4cm" svg:y2="13.1cm">
          <text:p/>
        </draw:line>
        <draw:custom-shape draw:style-name="gr33" draw:text-style-name="P19" draw:layer="layout" svg:width="4.4cm" svg:height="4.4cm" svg:x="2.3cm" svg:y="14.5cm">
          <text:p text:style-name="P3">SOURCE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4.4cm" svg:height="4.4cm" svg:x="84.9cm" svg:y="10.9cm">
          <text:p text:style-name="P3">SIN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4.4cm" svg:height="4.4cm" svg:x="2.301cm" svg:y="8.601cm">
          <text:p text:style-name="P3">SOURCE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5T10:06:24.380748484</meta:creation-date>
    <dc:date>2017-11-10T17:24:04.595421409</dc:date>
    <meta:editing-duration>PT2H17M19S</meta:editing-duration>
    <meta:editing-cycles>17</meta:editing-cycles>
    <meta:generator>LibreOffice/5.1.6.2$Linux_X86_64 LibreOffice_project/10m0$Build-2</meta:generator>
    <meta:document-statistic meta:object-count="175"/>
  </office:meta>
</office:document-meta>
</file>